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54pt" style:font-size-asian="54pt" style:font-size-complex="54pt"/>
    </style:style>
    <style:style style:name="P3" style:family="paragraph" style:parent-style-name="Standard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 style:list-style-name="L1"/>
    <style:style style:name="P7" style:family="paragraph" style:parent-style-name="Standard"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000000" fo:font-style="normal" style:font-style-asian="normal" style:font-style-complex="normal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7f0055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c0"/>
    </style:style>
    <style:style style:name="T7" style:family="text">
      <style:text-properties fo:color="#0000c0"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color="#642880" fo:font-weight="bold" style:font-weight-asian="bold" style:font-weight-complex="bold"/>
    </style:style>
    <style:style style:name="T11" style:family="text">
      <style:text-properties fo:color="#64288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12" style:family="text">
      <style:text-properties fo:color="#642880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color="#2a00ff"/>
    </style:style>
    <style:style style:name="T15" style:family="text">
      <style:text-properties fo:color="#2a00ff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S OPERATIVOS</text:p>
      <text:p text:style-name="P2"/>
      <text:p text:style-name="P3">TRABALHO 2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TURMA 4 – GRUPO 2</text:p>
      <text:p text:style-name="P4"/>
      <text:p text:style-name="P1">André Freitas - ei10036</text:p>
      <text:p text:style-name="P1">Vasco Gonçalves - ei10054</text:p>
      <text:p text:style-name="P8"><text:soft-page-break/>Estrutura de Mensagens</text:p>
      <text:p text:style-name="Standard"/>
      <text:p text:style-name="Standard">Existem dois tipos de mensagens trocadas entre o cliente e o servidor:</text:p>
      <text:list xml:id="list1418370118" text:style-name="L1">
        <text:list-item>
          <text:p text:style-name="P6">Requests</text:p>
        </text:list-item>
        <text:list-item>
          <text:p text:style-name="P6">Mensagens</text:p>
        </text:list-item>
      </text:list>
      <text:p text:style-name="Standard"/>
      <text:p text:style-name="Standard">Os requests são pedidos feitos pelo cliente ao servidor, que são parte de uma estrutura que contém o PID do cliente, quem fez o pedido (Cliente ou Admin) e o pedido em si.</text:p>
      <text:p text:style-name="Standard">As mensagens contêm apenas os valores de retorno (OK ou FAIL) ou a lista de contas no caso desse pedido.</text:p>
      <text:p text:style-name="Standard"/>
      <text:p text:style-name="P7"><text:span text:style-name="T4"><text:tab/>struct</text:span><text:span text:style-name="T1"> Request {</text:span></text:p>
      <text:p text:style-name="P9"><text:span text:style-name="T1"><text:tab/><text:tab/></text:span><text:span text:style-name="T4">unsigned</text:span><text:span text:style-name="T1"> </text:span><text:span text:style-name="T4">int</text:span><text:span text:style-name="T1"> </text:span><text:span text:style-name="T6">pid</text:span><text:span text:style-name="T1">;</text:span></text:p>
      <text:p text:style-name="P9"><text:span text:style-name="T1"><text:tab/><text:tab/></text:span><text:span text:style-name="T4">char</text:span><text:span text:style-name="T1">* </text:span><text:span text:style-name="T6">who</text:span><text:span text:style-name="T1">;</text:span></text:p>
      <text:p text:style-name="P9"><text:span text:style-name="T1"><text:tab/><text:tab/></text:span><text:span text:style-name="T4">char</text:span><text:span text:style-name="T1">* </text:span><text:span text:style-name="T6">request</text:span><text:span text:style-name="T1">;</text:span></text:p>
      <text:p text:style-name="P11"><text:tab/>}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Mecanismos de Sincronização</text:p>
      <text:p text:style-name="Standard"/>
      <text:p text:style-name="Standard">Para este trabalho foi apenas utilizado um mutex que controla o <text:span text:style-name="T9">handling</text:span> de pedidos.</text:p>
      <text:p text:style-name="Standard"/>
      <text:p text:style-name="P9"><text:span text:style-name="T1"><text:tab/></text:span><text:span text:style-name="T10">pthread_mutex_lock</text:span><text:span text:style-name="T1">(&amp;mut);</text:span></text:p>
      <text:p text:style-name="P9"><text:span text:style-name="T1"><text:tab/>server_handleRequest(currentServer, (</text:span><text:span text:style-name="T4">struct</text:span><text:span text:style-name="T1"> Request *) arg);</text:span></text:p>
      <text:p text:style-name="P10"><text:span text:style-name="T2"><text:tab/></text:span><text:span text:style-name="T11">pthread_mutex_unlock</text:span><text:span text:style-name="T2">(&amp;mut);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Encerramento do Servidor</text:p>
      <text:p text:style-name="Standard"/>
      <text:p text:style-name="Standard">O servidor é encerrado diretamente no <text:span text:style-name="T8">handler </text:span><text:span text:style-name="T13">de pedidos, visto esta função estar já protegida pelo mutex, vai sempre descartar todos os pedidos feitos a seguir ao pedido de encerramento.</text:span></text:p>
      <text:p text:style-name="Standard"><text:span text:style-name="T13"/></text:p>
      <text:p text:style-name="P7"><text:span text:style-name="T5">if</text:span><text:span text:style-name="T3"> (</text:span><text:span text:style-name="T12">strcmp</text:span><text:span text:style-name="T3">(r-&gt;</text:span><text:span text:style-name="T7">request</text:span><text:span text:style-name="T3">, </text:span><text:span text:style-name="T15">"SHUTDOWN"</text:span><text:span text:style-name="T3">) == 0) {</text:span></text:p>
      <text:p text:style-name="P9"><text:span text:style-name="T1"><text:tab/>s-&gt;</text:span><text:span text:style-name="T6">shutDown</text:span><text:span text:style-name="T1"> = 1;</text:span></text:p>
      <text:p text:style-name="P9"/>
      <text:p text:style-name="P9"><text:span text:style-name="T1"><text:tab/>request_writeFIFO(ansfifo, NULL, </text:span><text:span text:style-name="T14">"OK"</text:span><text:span text:style-name="T1">);</text:span></text:p>
      <text:p text:style-name="P11"><text:tab/>server_saveAccounts(s);</text:p>
      <text:p text:style-name="P9"><text:span text:style-name="T1"><text:tab/></text:span><text:span text:style-name="T10">exit</text:span><text:span text:style-name="T1">(0);</text:span></text:p>
      <text:p text:style-name="P10"><text:span text:style-name="T2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co Gonçalves</meta:initial-creator>
    <meta:creation-date>2012-05-25T22:22:47</meta:creation-date>
    <dc:date>2012-05-25T22:46:53</dc:date>
    <dc:creator>Vasco Gonçalves</dc:creator>
    <meta:editing-duration>P0D</meta:editing-duration>
    <meta:editing-cycles>1</meta:editing-cycles>
    <meta:document-statistic meta:table-count="0" meta:image-count="0" meta:object-count="0" meta:page-count="2" meta:paragraph-count="29" meta:word-count="172" meta:character-count="1117" meta:non-whitespace-character-count="961"/>
    <meta:generator>LibreOffice/3.5$Linux_X86_64 LibreOffice_project/350m1$Build-2</meta:generator>
  </office:meta>
</office:document-meta>
</file>